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">
      <style:paragraph-properties fo:margin-top="0in" fo:margin-bottom="0in" loext:contextual-spacing="false"/>
    </style:style>
    <style:style style:name="P12" style:family="paragraph" style:parent-style-name="Text_20_body" style:list-style-name="L2">
      <style:paragraph-properties fo:margin-top="0in" fo:margin-bottom="0in" loext:contextual-spacing="false"/>
    </style:style>
    <style:style style:name="P13" style:family="paragraph" style:parent-style-name="Text_20_body" style:list-style-name="L3">
      <style:paragraph-properties fo:margin-top="0in" fo:margin-bottom="0in" loext:contextual-spacing="false"/>
    </style:style>
    <style:style style:name="P14" style:family="paragraph" style:parent-style-name="Text_20_body" style:list-style-name="L4">
      <style:paragraph-properties fo:margin-top="0in" fo:margin-bottom="0in" loext:contextual-spacing="false"/>
    </style:style>
    <style:style style:name="P15" style:family="paragraph" style:parent-style-name="Text_20_body" style:list-style-name="L5">
      <style:paragraph-properties fo:margin-top="0in" fo:margin-bottom="0in" loext:contextual-spacing="false"/>
    </style:style>
    <style:style style:name="P16" style:family="paragraph" style:parent-style-name="Text_20_body" style:list-style-name="L6">
      <style:paragraph-properties fo:margin-top="0in" fo:margin-bottom="0in" loext:contextual-spacing="false"/>
    </style:style>
    <style:style style:name="P17" style:family="paragraph" style:parent-style-name="Text_20_body" style:list-style-name="L7">
      <style:paragraph-properties fo:margin-top="0in" fo:margin-bottom="0in" loext:contextual-spacing="false"/>
    </style:style>
    <style:style style:name="P18" style:family="paragraph" style:parent-style-name="Text_20_body" style:list-style-name="L8">
      <style:paragraph-properties fo:margin-top="0in" fo:margin-bottom="0in" loext:contextual-spacing="false"/>
    </style:style>
    <style:style style:name="P19" style:family="paragraph" style:parent-style-name="Text_20_body" style:list-style-name="L9">
      <style:paragraph-properties fo:margin-top="0in" fo:margin-bottom="0in" loext:contextual-spacing="fals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eatures and Polynomial Regression</text:h>
      <text:p text:style-name="Text_20_body">We can improve our features and the form of our hypothesis function in a couple different ways.</text:p>
      <text:p text:style-name="Text_20_body">We can <text:span text:style-name="Strong_20_Emphasis">combine</text:span> multiple features into one. For example, we can combine x1​ and x2​ into a new feature x3​ by taking x1​⋅x2​.</text:p>
      <text:h text:style-name="Heading_20_3" text:outline-level="3"><text:span text:style-name="Strong_20_Emphasis">Polynomial Regression</text:span></text:h>
      <text:p text:style-name="Text_20_body">Our hypothesis function need not be linear (a straight line) if that does not fit the data well.</text:p>
      <text:p text:style-name="Text_20_body">We can <text:span text:style-name="Strong_20_Emphasis">change the behavior or curve</text:span> of our hypothesis function by making it a quadratic, cubic or square root function (or any other form).</text:p>
      <text:p text:style-name="Text_20_body">For example, if our hypothesis function is hθ​(x)=θ0​+θ1​x1​ then we can create additional features based on x1​, to get the quadratic function hθ​(x)=θ0​+θ1​x1​+θ2​x12​ or the cubic function hθ​(x)=θ0​+θ1​x1​+θ2​x12​+θ3​x13​</text:p>
      <text:p text:style-name="Text_20_body">In the cubic version, we have created new features x2​ and x3​ where x2​=x12​ and x3​=x13​.</text:p>
      <text:p text:style-name="Text_20_body">To make it a square root function, we could do: hθ​(x)=θ0​+θ1​x1​+θ2​x1​​</text:p>
      <text:p text:style-name="Text_20_body">One important thing to keep in mind is, if you choose your features this way then feature scaling becomes very important.</text:p>
      <text:p text:style-name="Text_20_body">eg. if x1​ has range 1 - 1000 then range of x12​ becomes 1 - 1000000 and that of x13​ becomes 1 - 1000000000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1:31:36.499280475</meta:creation-date>
    <dc:date>2019-06-06T13:00:44.367524327</dc:date>
    <meta:editing-duration>P2DT14H48M2S</meta:editing-duration>
    <meta:editing-cycles>9</meta:editing-cycles>
    <meta:generator>LibreOffice/6.2.2.2$Linux_X86_64 LibreOffice_project/20$Build-2</meta:generator>
    <meta:document-statistic meta:table-count="0" meta:image-count="0" meta:object-count="0" meta:page-count="1" meta:paragraph-count="11" meta:word-count="132" meta:character-count="1127" meta:non-whitespace-character-count="615"/>
  </office:meta>
</office:document-meta>
</file>